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r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st</text:p>
          </table:table-cell>
          <table:table-cell office:value-type="string">
            <text:p>Check da system, y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lock Knigh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lock Min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lock Warloc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lock Arche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lock Vampir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lock Magicia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lock Boost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/00/0000</text:date>, <text:time style:data-style-name="N2" text:time-value="0000-00-00T12:05:29.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3-09-03T12:11:49.92</dc:date>
    <meta:editing-duration>PT22M26S</meta:editing-duration>
    <meta:editing-cycles>6</meta:editing-cycles>
    <meta:generator>LibreOffice/4.0.2.2$Windows_x86 LibreOffice_project/4c82dcdd6efcd48b1d8bba66bfe1989deee49c3</meta:generator>
    <meta:document-statistic meta:table-count="1" meta:cell-count="42" meta:object-count="0"/>
  </office:meta>
</office:document-meta>
</file>